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DejaVu Sans Light" fo:font-size="16pt" style:text-underline-style="solid" style:text-underline-width="auto" style:text-underline-color="font-color" officeooo:rsid="001568bb" officeooo:paragraph-rsid="001568bb" style:font-size-asian="16pt" style:font-size-complex="16pt"/>
    </style:style>
    <style:style style:name="P2" style:family="paragraph" style:parent-style-name="Standard">
      <style:paragraph-properties fo:line-height="100%" fo:text-align="center" style:justify-single-word="false"/>
      <style:text-properties style:font-name="DejaVu Sans Light" fo:font-size="16pt" style:text-underline-style="solid" style:text-underline-width="auto" style:text-underline-color="font-color" officeooo:rsid="0013cc77" officeooo:paragraph-rsid="0013cc77" style:font-size-asian="16pt" style:font-size-complex="16pt"/>
    </style:style>
    <style:style style:name="P3" style:family="paragraph" style:parent-style-name="Standard">
      <style:paragraph-properties fo:line-height="100%" fo:text-align="justify" style:justify-single-word="false"/>
      <style:text-properties style:font-name="DejaVu Sans Light" officeooo:rsid="0013cc77" officeooo:paragraph-rsid="0013cc77"/>
    </style:style>
    <style:style style:name="P4" style:family="paragraph" style:parent-style-name="Standard">
      <style:paragraph-properties fo:line-height="100%" fo:text-align="justify" style:justify-single-word="false"/>
      <style:text-properties style:font-name="DejaVu Sans Light" officeooo:rsid="001568bb" officeooo:paragraph-rsid="001568bb"/>
    </style:style>
    <style:style style:name="P5" style:family="paragraph" style:parent-style-name="Standard">
      <style:paragraph-properties fo:line-height="100%" fo:text-align="justify" style:justify-single-word="false"/>
      <style:text-properties style:font-name="DejaVu Sans Light" officeooo:rsid="00182fc1" officeooo:paragraph-rsid="00182fc1"/>
    </style:style>
    <style:style style:name="P6" style:family="paragraph" style:parent-style-name="Standard">
      <style:paragraph-properties fo:line-height="100%" fo:text-align="justify" style:justify-single-word="false"/>
      <style:text-properties style:font-name="DejaVu Sans Light" officeooo:rsid="0023c5dd" officeooo:paragraph-rsid="0023c5dd"/>
    </style:style>
    <style:style style:name="P7" style:family="paragraph" style:parent-style-name="Standard">
      <style:paragraph-properties fo:line-height="100%" fo:text-align="justify" style:justify-single-word="false"/>
      <style:text-properties style:font-name="DejaVu Sans Light" officeooo:rsid="002c87c2" officeooo:paragraph-rsid="002c87c2"/>
    </style:style>
    <style:style style:name="P8" style:family="paragraph" style:parent-style-name="Standard">
      <style:paragraph-properties fo:line-height="100%" fo:text-align="justify" style:justify-single-word="false"/>
      <style:text-properties style:use-window-font-color="true" style:font-name="DejaVu Sans Light" officeooo:rsid="0035e8d9" officeooo:paragraph-rsid="0035e8d9"/>
    </style:style>
    <style:style style:name="P9" style:family="paragraph" style:parent-style-name="Standard">
      <style:paragraph-properties fo:line-height="100%" fo:text-align="justify" style:justify-single-word="false"/>
      <style:text-properties style:use-window-font-color="true" style:font-name="DejaVu Sans Light" officeooo:rsid="00404ea0" officeooo:paragraph-rsid="00432649"/>
    </style:style>
    <style:style style:name="P10" style:family="paragraph" style:parent-style-name="Standard">
      <style:paragraph-properties fo:line-height="100%" fo:text-align="justify" style:justify-single-word="false"/>
      <style:text-properties style:use-window-font-color="true" style:font-name="DejaVu Sans Light" fo:font-size="16pt" style:text-underline-style="solid" style:text-underline-width="auto" style:text-underline-color="font-color" officeooo:rsid="001568bb" officeooo:paragraph-rsid="00441351" style:font-size-asian="16pt" style:font-size-complex="16pt"/>
    </style:style>
    <style:style style:name="P11" style:family="paragraph" style:parent-style-name="Standard">
      <style:paragraph-properties fo:line-height="100%" fo:text-align="center" style:justify-single-word="false"/>
      <style:text-properties style:use-window-font-color="true" style:font-name="DejaVu Sans Light" fo:font-size="16pt" style:text-underline-style="solid" style:text-underline-width="auto" style:text-underline-color="font-color" officeooo:rsid="001568bb" officeooo:paragraph-rsid="00441351" style:font-size-asian="16pt" style:font-size-complex="16pt"/>
    </style:style>
    <style:style style:name="P12" style:family="paragraph" style:parent-style-name="Standard">
      <style:paragraph-properties fo:line-height="100%" fo:text-align="center" style:justify-single-word="false"/>
      <style:text-properties style:use-window-font-color="true" style:font-name="DejaVu Sans Light" fo:font-size="16pt" style:text-underline-style="solid" style:text-underline-width="auto" style:text-underline-color="font-color" officeooo:rsid="001568bb" officeooo:paragraph-rsid="006b3af2" style:font-size-asian="16pt" style:font-size-complex="16pt"/>
    </style:style>
    <style:style style:name="P13" style:family="paragraph" style:parent-style-name="Standard">
      <style:paragraph-properties fo:line-height="100%" fo:text-align="center" style:justify-single-word="false"/>
      <style:text-properties style:use-window-font-color="true" style:font-name="DejaVu Sans Light" fo:font-size="16pt" style:text-underline-style="solid" style:text-underline-width="auto" style:text-underline-color="font-color" officeooo:rsid="001568bb" officeooo:paragraph-rsid="00613be2" style:font-size-asian="16pt" style:font-size-complex="16pt"/>
    </style:style>
    <style:style style:name="P14" style:family="paragraph" style:parent-style-name="Standard">
      <style:paragraph-properties fo:line-height="100%" fo:text-align="justify" style:justify-single-word="false"/>
      <style:text-properties style:use-window-font-color="true" style:font-name="DejaVu Sans Light" fo:font-size="12pt" style:text-underline-style="none" officeooo:rsid="00486ecc" officeooo:paragraph-rsid="00486ecc" style:font-size-asian="10.5pt" style:font-size-complex="12pt"/>
    </style:style>
    <style:style style:name="P15" style:family="paragraph" style:parent-style-name="Standard">
      <style:paragraph-properties fo:line-height="100%" fo:text-align="justify" style:justify-single-word="false"/>
      <style:text-properties style:use-window-font-color="true" style:font-name="DejaVu Sans Light" fo:font-size="12pt" style:text-underline-style="none" officeooo:rsid="004af62a" officeooo:paragraph-rsid="004af62a" style:font-size-asian="10.5pt" style:font-size-complex="12pt"/>
    </style:style>
    <style:style style:name="P16" style:family="paragraph" style:parent-style-name="Standard">
      <style:paragraph-properties fo:line-height="100%" fo:text-align="justify" style:justify-single-word="false"/>
      <style:text-properties style:use-window-font-color="true" style:font-name="DejaVu Sans Light" fo:font-size="12pt" style:text-underline-style="none" officeooo:rsid="004f0103" officeooo:paragraph-rsid="004f0103" style:font-size-asian="10.5pt" style:font-size-complex="12pt"/>
    </style:style>
    <style:style style:name="P17" style:family="paragraph" style:parent-style-name="Standard">
      <style:paragraph-properties fo:line-height="100%" fo:text-align="justify" style:justify-single-word="false"/>
      <style:text-properties style:use-window-font-color="true" style:font-name="DejaVu Sans Light" fo:font-size="12pt" style:text-underline-style="none" officeooo:rsid="005022b9" officeooo:paragraph-rsid="005022b9" style:font-size-asian="10.5pt" style:font-size-complex="12pt"/>
    </style:style>
    <style:style style:name="P18" style:family="paragraph" style:parent-style-name="Standard">
      <style:paragraph-properties fo:line-height="100%" fo:text-align="justify" style:justify-single-word="false"/>
      <style:text-properties style:use-window-font-color="true" style:font-name="DejaVu Sans Light" fo:font-size="12pt" style:text-underline-style="none" officeooo:rsid="00556ffc" officeooo:paragraph-rsid="00556ffc" style:font-size-asian="10.5pt" style:font-size-complex="12pt"/>
    </style:style>
    <style:style style:name="P19" style:family="paragraph" style:parent-style-name="Standard">
      <style:paragraph-properties fo:line-height="100%" fo:text-align="justify" style:justify-single-word="false"/>
      <style:text-properties style:use-window-font-color="true" style:font-name="DejaVu Sans Light" fo:font-size="12pt" style:text-underline-style="none" officeooo:rsid="00569076" officeooo:paragraph-rsid="0057be85" style:font-size-asian="10.5pt" style:font-size-complex="12pt"/>
    </style:style>
    <style:style style:name="P20" style:family="paragraph" style:parent-style-name="Standard">
      <style:paragraph-properties fo:line-height="100%" fo:text-align="justify" style:justify-single-word="false"/>
      <style:text-properties style:use-window-font-color="true" style:font-name="DejaVu Sans Light" fo:font-size="12pt" style:text-underline-style="none" officeooo:rsid="005b00b2" officeooo:paragraph-rsid="005b00b2" style:font-size-asian="10.5pt" style:font-size-complex="12pt"/>
    </style:style>
    <style:style style:name="P21" style:family="paragraph" style:parent-style-name="Standard">
      <style:paragraph-properties fo:line-height="100%" fo:text-align="start" style:justify-single-word="false"/>
      <style:text-properties style:use-window-font-color="true" style:font-name="DejaVu Sans Light" fo:font-size="12pt" style:text-underline-style="none" officeooo:rsid="005f57c7" officeooo:paragraph-rsid="005f57c7" style:font-size-asian="10.5pt" style:font-size-complex="12pt"/>
    </style:style>
    <style:style style:name="P22" style:family="paragraph" style:parent-style-name="Standard">
      <style:paragraph-properties fo:line-height="100%" fo:text-align="justify" style:justify-single-word="false"/>
      <style:text-properties style:use-window-font-color="true" style:font-name="DejaVu Sans Light" fo:font-size="12pt" style:text-underline-style="none" officeooo:rsid="006233b2" officeooo:paragraph-rsid="006233b2" style:font-size-asian="10.5pt" style:font-size-complex="12pt"/>
    </style:style>
    <style:style style:name="P23" style:family="paragraph" style:parent-style-name="Standard">
      <style:paragraph-properties fo:line-height="100%" fo:text-align="center" style:justify-single-word="false"/>
      <style:text-properties style:use-window-font-color="true" style:font-name="DejaVu Sans Light" fo:font-size="12pt" style:text-underline-style="none" officeooo:rsid="006233b2" officeooo:paragraph-rsid="00613be2" style:font-size-asian="10.5pt" style:font-size-complex="12pt"/>
    </style:style>
    <style:style style:name="P24" style:family="paragraph" style:parent-style-name="Standard">
      <style:paragraph-properties fo:line-height="100%" fo:text-align="start" style:justify-single-word="false"/>
      <style:text-properties style:use-window-font-color="true" style:font-name="DejaVu Sans Light" fo:font-size="12pt" style:text-underline-style="none" officeooo:rsid="0069482b" officeooo:paragraph-rsid="0069482b" style:font-size-asian="10.5pt" style:font-size-complex="12pt"/>
    </style:style>
    <style:style style:name="P25" style:family="paragraph" style:parent-style-name="Standard">
      <style:paragraph-properties fo:line-height="100%" fo:text-align="justify" style:justify-single-word="false"/>
      <style:text-properties style:use-window-font-color="true" style:font-name="DejaVu Sans Light" fo:font-size="12pt" style:text-underline-style="none" officeooo:rsid="006b3af2" officeooo:paragraph-rsid="006b3af2" style:font-size-asian="10.5pt" style:font-size-complex="12pt"/>
    </style:style>
    <style:style style:name="P26" style:family="paragraph" style:parent-style-name="Standard">
      <style:paragraph-properties fo:line-height="100%" fo:text-align="start" style:justify-single-word="false"/>
      <style:text-properties style:use-window-font-color="true" style:font-name="DejaVu Sans Light" fo:font-size="12pt" style:text-underline-style="none" officeooo:rsid="007334d6" officeooo:paragraph-rsid="00746cb7" style:font-size-asian="10.5pt" style:font-size-complex="12pt"/>
    </style:style>
    <style:style style:name="P27" style:family="paragraph" style:parent-style-name="Standard">
      <style:paragraph-properties fo:line-height="100%" fo:text-align="justify" style:justify-single-word="false"/>
      <style:text-properties style:use-window-font-color="true" style:font-name="DejaVu Sans Light" fo:font-size="12pt" style:text-underline-style="none" officeooo:rsid="00767e8c" officeooo:paragraph-rsid="00767e8c" style:font-size-asian="10.5pt" style:font-size-complex="12pt"/>
    </style:style>
    <style:style style:name="P28" style:family="paragraph" style:parent-style-name="Standard">
      <style:paragraph-properties fo:line-height="100%" fo:text-align="justify" style:justify-single-word="false"/>
      <style:text-properties style:use-window-font-color="true" style:font-name="DejaVu Sans Light" fo:font-size="12pt" style:text-underline-style="none" officeooo:rsid="00783e0d" officeooo:paragraph-rsid="00783e0d" style:font-size-asian="10.5pt" style:font-size-complex="12pt"/>
    </style:style>
    <style:style style:name="P29" style:family="paragraph" style:parent-style-name="Standard">
      <style:paragraph-properties fo:line-height="100%" fo:text-align="justify" style:justify-single-word="false"/>
      <style:text-properties style:use-window-font-color="true" style:font-name="DejaVu Sans Light" fo:font-size="12pt" style:text-underline-style="none" officeooo:rsid="00791b5b" officeooo:paragraph-rsid="00791b5b" style:font-size-asian="10.5pt" style:font-size-complex="12pt"/>
    </style:style>
    <style:style style:name="P30" style:family="paragraph" style:parent-style-name="Standard">
      <style:paragraph-properties fo:line-height="100%" fo:text-align="justify" style:justify-single-word="false"/>
      <style:text-properties style:use-window-font-color="true" style:font-name="DejaVu Sans Light" fo:font-size="12pt" style:text-underline-style="none" officeooo:rsid="007aa9bc" officeooo:paragraph-rsid="007aa9bc" style:font-size-asian="10.5pt" style:font-size-complex="12pt"/>
    </style:style>
    <style:style style:name="P31" style:family="paragraph" style:parent-style-name="Standard">
      <style:paragraph-properties fo:line-height="100%" fo:text-align="justify" style:justify-single-word="false"/>
      <style:text-properties style:use-window-font-color="true" style:font-name="DejaVu Sans Light" fo:font-size="12pt" style:text-underline-style="none" officeooo:rsid="007be979" officeooo:paragraph-rsid="007be979" style:font-size-asian="10.5pt" style:font-size-complex="12pt"/>
    </style:style>
    <style:style style:name="P32" style:family="paragraph" style:parent-style-name="Standard">
      <style:paragraph-properties fo:line-height="100%" fo:text-align="justify" style:justify-single-word="false"/>
      <style:text-properties style:use-window-font-color="true" style:font-name="DejaVu Sans Light" fo:font-size="12pt" style:text-underline-style="none" officeooo:rsid="007efca4" officeooo:paragraph-rsid="007efca4" style:font-size-asian="10.5pt" style:font-size-complex="12pt"/>
    </style:style>
    <style:style style:name="P33" style:family="paragraph" style:parent-style-name="Standard">
      <style:paragraph-properties fo:line-height="100%" fo:text-align="start" style:justify-single-word="false"/>
      <style:text-properties style:use-window-font-color="true" style:font-name="DejaVu Sans Light" fo:font-size="12pt" style:text-underline-style="none" officeooo:rsid="0081ca82" officeooo:paragraph-rsid="0081ca82" style:font-size-asian="10.5pt" style:font-size-complex="12pt"/>
    </style:style>
    <style:style style:name="P34" style:family="paragraph" style:parent-style-name="Standard">
      <style:paragraph-properties fo:line-height="100%" fo:text-align="justify" style:justify-single-word="false"/>
      <style:text-properties style:use-window-font-color="true" style:font-name="DejaVu Sans Light" fo:font-size="12pt" style:text-underline-style="none" officeooo:rsid="0081ca82" officeooo:paragraph-rsid="0081ca82" style:font-size-asian="10.5pt" style:font-size-complex="12pt"/>
    </style:style>
    <style:style style:name="P35" style:family="paragraph" style:parent-style-name="Standard">
      <style:paragraph-properties fo:line-height="100%" fo:text-align="start" style:justify-single-word="false"/>
      <style:text-properties style:use-window-font-color="true" style:font-name="DejaVu Sans Light" fo:font-size="12pt" style:text-underline-style="none" officeooo:rsid="00838cd0" officeooo:paragraph-rsid="00838cd0" style:font-size-asian="10.5pt" style:font-size-complex="12pt"/>
    </style:style>
    <style:style style:name="P36" style:family="paragraph" style:parent-style-name="Standard">
      <style:paragraph-properties fo:line-height="100%" fo:text-align="start" style:justify-single-word="false"/>
      <style:text-properties style:use-window-font-color="true" style:font-name="DejaVu Sans Light" fo:font-size="12pt" style:text-underline-style="none" officeooo:rsid="0084f535" officeooo:paragraph-rsid="0084f535" style:font-size-asian="10.5pt" style:font-size-complex="12pt"/>
    </style:style>
    <style:style style:name="P37" style:family="paragraph" style:parent-style-name="Standard">
      <style:paragraph-properties fo:line-height="100%" fo:text-align="start" style:justify-single-word="false"/>
      <style:text-properties style:use-window-font-color="true" style:font-name="DejaVu Sans Light" fo:font-size="12pt" style:text-underline-style="none" officeooo:rsid="00861f61" officeooo:paragraph-rsid="00861f61" style:font-size-asian="10.5pt" style:font-size-complex="12pt"/>
    </style:style>
    <style:style style:name="P38" style:family="paragraph" style:parent-style-name="Standard">
      <style:paragraph-properties fo:line-height="100%" fo:text-align="justify" style:justify-single-word="false"/>
      <style:text-properties style:use-window-font-color="true" style:font-name="DejaVu Sans Light" fo:font-size="12pt" style:text-underline-style="none" officeooo:rsid="008ad595" officeooo:paragraph-rsid="008ad595" style:font-size-asian="10.5pt" style:font-size-complex="12pt"/>
    </style:style>
    <style:style style:name="P39" style:family="paragraph" style:parent-style-name="Standard">
      <style:paragraph-properties fo:line-height="100%" fo:text-align="start" style:justify-single-word="false"/>
      <style:text-properties style:use-window-font-color="true" style:font-name="DejaVu Sans Light" fo:font-size="12pt" style:text-underline-style="none" officeooo:rsid="0090700c" officeooo:paragraph-rsid="0090700c" style:font-size-asian="10.5pt" style:font-size-complex="12pt"/>
    </style:style>
    <style:style style:name="P40" style:family="paragraph" style:parent-style-name="Standard">
      <style:paragraph-properties fo:line-height="100%" fo:text-align="justify" style:justify-single-word="false"/>
      <style:text-properties fo:color="#ff0000" style:font-name="DejaVu Sans Light" officeooo:rsid="002e0bc8" officeooo:paragraph-rsid="002c87c2"/>
    </style:style>
    <style:style style:name="P41" style:family="paragraph" style:parent-style-name="Standard">
      <style:paragraph-properties fo:line-height="100%" fo:text-align="justify" style:justify-single-word="false"/>
      <style:text-properties fo:color="#ff0000" style:font-name="DejaVu Sans Light" fo:font-size="12pt" style:text-underline-style="none" officeooo:rsid="0057219d" officeooo:paragraph-rsid="0057be85" style:font-size-asian="10.5pt" style:font-size-complex="12pt"/>
    </style:style>
    <style:style style:name="P42" style:family="paragraph" style:parent-style-name="Standard">
      <style:paragraph-properties fo:line-height="100%" fo:text-align="start" style:justify-single-word="false"/>
      <style:text-properties officeooo:paragraph-rsid="00838cd0"/>
    </style:style>
    <style:style style:name="P43" style:family="paragraph" style:parent-style-name="Standard">
      <style:paragraph-properties fo:line-height="100%" fo:text-align="start" style:justify-single-word="false"/>
      <style:text-properties officeooo:paragraph-rsid="00861f61"/>
    </style:style>
    <style:style style:name="P44" style:family="paragraph" style:parent-style-name="Standard">
      <style:paragraph-properties fo:line-height="100%" fo:text-align="start" style:justify-single-word="false"/>
      <style:text-properties officeooo:rsid="00838cd0" officeooo:paragraph-rsid="00838cd0"/>
    </style:style>
    <style:style style:name="P45" style:family="paragraph" style:parent-style-name="Standard">
      <style:paragraph-properties fo:line-height="100%" fo:text-align="start" style:justify-single-word="false"/>
      <style:text-properties officeooo:rsid="0084f535" officeooo:paragraph-rsid="0084f535"/>
    </style:style>
    <style:style style:name="P46" style:family="paragraph" style:parent-style-name="Standard">
      <style:paragraph-properties fo:line-height="100%" fo:text-align="start" style:justify-single-word="false"/>
      <style:text-properties officeooo:rsid="00861f61" officeooo:paragraph-rsid="00861f61"/>
    </style:style>
    <style:style style:name="P47" style:family="paragraph" style:parent-style-name="Standard">
      <style:paragraph-properties fo:line-height="100%" fo:text-align="justify" style:justify-single-word="false"/>
      <style:text-properties style:use-window-font-color="true" style:font-name="DejaVu Sans Light" fo:font-size="12pt" style:text-underline-style="none" officeooo:rsid="008f20f1" officeooo:paragraph-rsid="008f20f1" style:font-size-asian="10.5pt" style:font-size-complex="12pt"/>
    </style:style>
    <style:style style:name="P48" style:family="paragraph" style:parent-style-name="Standard">
      <style:paragraph-properties fo:line-height="100%" fo:text-align="justify" style:justify-single-word="false"/>
      <style:text-properties style:use-window-font-color="true" style:font-name="DejaVu Sans Light" fo:font-size="12pt" style:text-underline-style="none" officeooo:rsid="009114b6" officeooo:paragraph-rsid="009114b6" style:font-size-asian="10.5pt" style:font-size-complex="12pt"/>
    </style:style>
    <style:style style:name="P49" style:family="paragraph" style:parent-style-name="Standard">
      <style:paragraph-properties fo:line-height="100%" fo:text-align="justify" style:justify-single-word="false"/>
      <style:text-properties style:use-window-font-color="true" style:font-name="DejaVu Sans Light" fo:font-size="12pt" style:text-underline-style="none" officeooo:rsid="00922314" officeooo:paragraph-rsid="00922314" style:font-size-asian="10.5pt" style:font-size-complex="12pt"/>
    </style:style>
    <style:style style:name="P50" style:family="paragraph" style:parent-style-name="Standard">
      <style:paragraph-properties fo:line-height="100%" fo:text-align="justify" style:justify-single-word="false"/>
      <style:text-properties style:use-window-font-color="true" style:font-name="DejaVu Sans Light" fo:font-size="12pt" style:text-underline-style="none" officeooo:rsid="00946914" officeooo:paragraph-rsid="00946914" style:font-size-asian="10.5pt" style:font-size-complex="12pt"/>
    </style:style>
    <style:style style:name="P51" style:family="paragraph" style:parent-style-name="Standard">
      <style:paragraph-properties fo:line-height="100%" fo:text-align="start" style:justify-single-word="false"/>
      <style:text-properties style:use-window-font-color="true" style:font-name="DejaVu Sans Light" fo:font-size="12pt" style:text-underline-style="none" officeooo:rsid="00861f61" officeooo:paragraph-rsid="00861f61" style:font-size-asian="10.5pt" style:font-size-complex="12pt"/>
    </style:style>
    <style:style style:name="P52" style:family="paragraph" style:parent-style-name="Standard">
      <style:paragraph-properties fo:line-height="100%" fo:text-align="start" style:justify-single-word="false"/>
      <style:text-properties style:use-window-font-color="true" style:font-name="DejaVu Sans Light" fo:font-size="12pt" style:text-underline-style="none" officeooo:rsid="00949b0f" officeooo:paragraph-rsid="00949b0f" style:font-size-asian="10.5pt" style:font-size-complex="12pt"/>
    </style:style>
    <style:style style:name="P53" style:family="paragraph" style:parent-style-name="Standard">
      <style:paragraph-properties fo:line-height="100%" fo:text-align="start" style:justify-single-word="false"/>
      <style:text-properties style:use-window-font-color="true" style:font-name="DejaVu Sans Light" fo:font-size="12pt" style:text-underline-style="none" officeooo:rsid="00964635" officeooo:paragraph-rsid="00964635" style:font-size-asian="10.5pt" style:font-size-complex="12pt"/>
    </style:style>
    <style:style style:name="P54" style:family="paragraph" style:parent-style-name="Standard">
      <style:paragraph-properties fo:line-height="100%" fo:text-align="justify" style:justify-single-word="false"/>
      <style:text-properties style:use-window-font-color="true" style:font-name="DejaVu Sans Light" fo:font-size="12pt" style:text-underline-style="none" officeooo:rsid="00971010" officeooo:paragraph-rsid="00971010" style:font-size-asian="10.5pt" style:font-size-complex="12pt"/>
    </style:style>
    <style:style style:name="P55" style:family="paragraph" style:parent-style-name="Standard">
      <style:paragraph-properties fo:line-height="100%" fo:text-align="justify" style:justify-single-word="false"/>
      <style:text-properties style:use-window-font-color="true" style:font-name="DejaVu Sans Light" fo:font-size="12pt" style:text-underline-style="none" officeooo:rsid="009804ac" officeooo:paragraph-rsid="009804ac" style:font-size-asian="10.5pt" style:font-size-complex="12pt"/>
    </style:style>
    <style:style style:name="P56" style:family="paragraph" style:parent-style-name="Standard">
      <style:paragraph-properties fo:line-height="100%" fo:text-align="justify" style:justify-single-word="false"/>
      <style:text-properties style:use-window-font-color="true" style:font-name="DejaVu Sans Light" fo:font-size="12pt" style:text-underline-style="none" officeooo:rsid="009a57b0" officeooo:paragraph-rsid="009a57b0" style:font-size-asian="10.5pt" style:font-size-complex="12pt"/>
    </style:style>
    <style:style style:name="P57" style:family="paragraph" style:parent-style-name="Standard">
      <style:paragraph-properties fo:line-height="100%" fo:text-align="justify" style:justify-single-word="false"/>
      <style:text-properties style:use-window-font-color="true" style:font-name="DejaVu Sans Light" fo:font-size="12pt" style:text-underline-style="none" officeooo:rsid="009c41de" officeooo:paragraph-rsid="009c41de" style:font-size-asian="10.5pt" style:font-size-complex="12pt"/>
    </style:style>
    <style:style style:name="P58" style:family="paragraph" style:parent-style-name="Standard">
      <style:paragraph-properties fo:line-height="100%" fo:text-align="justify" style:justify-single-word="false"/>
      <style:text-properties style:use-window-font-color="true" style:font-name="DejaVu Sans Light" fo:font-size="12pt" style:text-underline-style="none" officeooo:rsid="00a1473e" officeooo:paragraph-rsid="00a1473e" style:font-size-asian="10.5pt" style:font-size-complex="12pt"/>
    </style:style>
    <style:style style:name="P59" style:family="paragraph" style:parent-style-name="Standard">
      <style:paragraph-properties fo:line-height="100%" fo:text-align="justify" style:justify-single-word="false"/>
      <style:text-properties style:use-window-font-color="true" style:font-name="DejaVu Sans Light" fo:font-size="12pt" style:text-underline-style="none" officeooo:rsid="00a16f08" officeooo:paragraph-rsid="00a16f08" style:font-size-asian="10.5pt" style:font-size-complex="12pt"/>
    </style:style>
    <style:style style:name="P60" style:family="paragraph" style:parent-style-name="Standard">
      <style:paragraph-properties fo:line-height="100%" fo:text-align="justify" style:justify-single-word="false"/>
      <style:text-properties style:use-window-font-color="true" style:font-name="DejaVu Sans Light" fo:font-size="12pt" style:text-underline-style="none" officeooo:rsid="00a6a6ea" officeooo:paragraph-rsid="00a6a6ea" style:font-size-asian="10.5pt" style:font-size-complex="12pt"/>
    </style:style>
    <style:style style:name="P61" style:family="paragraph" style:parent-style-name="Standard">
      <style:paragraph-properties fo:line-height="100%" fo:text-align="justify" style:justify-single-word="false"/>
      <style:text-properties style:use-window-font-color="true" style:font-name="DejaVu Sans Light" fo:font-size="12pt" style:text-underline-style="none" officeooo:rsid="00a89876" officeooo:paragraph-rsid="00a89876" style:font-size-asian="10.5pt" style:font-size-complex="12pt"/>
    </style:style>
    <style:style style:name="P62" style:family="paragraph" style:parent-style-name="Standard">
      <style:paragraph-properties fo:line-height="100%" fo:text-align="justify" style:justify-single-word="false"/>
      <style:text-properties style:use-window-font-color="true" style:font-name="DejaVu Sans Light" fo:font-size="12pt" style:text-underline-style="none" officeooo:rsid="00a93d90" officeooo:paragraph-rsid="00a93d90" style:font-size-asian="10.5pt" style:font-size-complex="12pt"/>
    </style:style>
    <style:style style:name="P63" style:family="paragraph" style:parent-style-name="Standard">
      <style:paragraph-properties fo:line-height="100%" fo:text-align="justify" style:justify-single-word="false"/>
      <style:text-properties style:use-window-font-color="true" style:font-name="DejaVu Sans Light" fo:font-size="12pt" style:text-underline-style="none" fo:font-weight="bold" officeooo:rsid="009c41de" officeooo:paragraph-rsid="009c41de" style:font-size-asian="10.5pt" style:font-weight-asian="bold" style:font-size-complex="12pt" style:font-weight-complex="bold"/>
    </style:style>
    <style:style style:name="P64" style:family="paragraph" style:parent-style-name="Standard">
      <style:paragraph-properties fo:line-height="100%" fo:text-align="center" style:justify-single-word="false"/>
      <style:text-properties style:use-window-font-color="true" style:font-name="DejaVu Sans Light" fo:font-size="16pt" style:text-underline-style="solid" style:text-underline-width="auto" style:text-underline-color="font-color" officeooo:rsid="001568bb" officeooo:paragraph-rsid="009114b6" style:font-size-asian="16pt" style:font-size-complex="16pt"/>
    </style:style>
    <style:style style:name="P65" style:family="paragraph" style:parent-style-name="Standard">
      <style:paragraph-properties fo:line-height="100%" fo:text-align="center" style:justify-single-word="false"/>
      <style:text-properties style:use-window-font-color="true" style:font-name="DejaVu Sans Light" fo:font-size="16pt" style:text-underline-style="solid" style:text-underline-width="auto" style:text-underline-color="font-color" officeooo:rsid="001568bb" officeooo:paragraph-rsid="00a1473e" style:font-size-asian="16pt" style:font-size-complex="16pt"/>
    </style:style>
    <style:style style:name="P66" style:family="paragraph" style:parent-style-name="Standard">
      <style:paragraph-properties fo:line-height="100%" fo:text-align="center" style:justify-single-word="false"/>
      <style:text-properties style:use-window-font-color="true" style:font-name="DejaVu Sans Light" fo:font-size="16pt" style:text-underline-style="solid" style:text-underline-width="auto" style:text-underline-color="font-color" officeooo:rsid="001568bb" officeooo:paragraph-rsid="005f57c7" style:font-size-asian="16pt" style:font-size-complex="16pt"/>
    </style:style>
    <style:style style:name="P67" style:family="paragraph" style:parent-style-name="Standard">
      <style:paragraph-properties fo:line-height="100%" fo:text-align="center" style:justify-single-word="false"/>
      <style:text-properties style:use-window-font-color="true" style:font-name="DejaVu Sans Light" fo:font-size="16pt" style:text-underline-style="solid" style:text-underline-width="auto" style:text-underline-color="font-color" officeooo:rsid="001568bb" officeooo:paragraph-rsid="00838cd0" style:font-size-asian="16pt" style:font-size-complex="16pt"/>
    </style:style>
    <style:style style:name="P68" style:family="paragraph" style:parent-style-name="Standard">
      <style:paragraph-properties fo:line-height="100%" fo:text-align="center" style:justify-single-word="false"/>
      <style:text-properties style:use-window-font-color="true" style:font-name="DejaVu Sans Light" fo:font-size="16pt" style:text-underline-style="solid" style:text-underline-width="auto" style:text-underline-color="font-color" officeooo:rsid="001568bb" officeooo:paragraph-rsid="00949b0f" style:font-size-asian="16pt" style:font-size-complex="16pt"/>
    </style:style>
    <style:style style:name="P69" style:family="paragraph" style:parent-style-name="Standard">
      <style:paragraph-properties fo:line-height="100%" fo:text-align="start" style:justify-single-word="false"/>
      <style:text-properties officeooo:paragraph-rsid="00964635"/>
    </style:style>
    <style:style style:name="P70" style:family="paragraph" style:parent-style-name="Standard">
      <style:paragraph-properties fo:line-height="100%" fo:text-align="start" style:justify-single-word="false"/>
      <style:text-properties officeooo:rsid="00964635" officeooo:paragraph-rsid="00964635"/>
    </style:style>
    <style:style style:name="T1" style:family="text">
      <style:text-properties officeooo:rsid="001711fc"/>
    </style:style>
    <style:style style:name="T2" style:family="text">
      <style:text-properties officeooo:rsid="00183aee"/>
    </style:style>
    <style:style style:name="T3" style:family="text">
      <style:text-properties fo:font-weight="bold" style:font-weight-asian="bold" style:font-weight-complex="bold"/>
    </style:style>
    <style:style style:name="T4" style:family="text">
      <style:text-properties fo:font-weight="bold" officeooo:rsid="00249dfd" style:font-weight-asian="bold" style:font-weight-complex="bold"/>
    </style:style>
    <style:style style:name="T5" style:family="text">
      <style:text-properties fo:font-weight="bold" officeooo:rsid="002e0bc8" style:font-weight-asian="bold" style:font-weight-complex="bold"/>
    </style:style>
    <style:style style:name="T6" style:family="text">
      <style:text-properties fo:font-weight="bold" officeooo:rsid="008c095c"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49dfd"/>
    </style:style>
    <style:style style:name="T9" style:family="text">
      <style:text-properties officeooo:rsid="002e0bc8"/>
    </style:style>
    <style:style style:name="T10" style:family="text">
      <style:text-properties fo:color="#ff0000" fo:font-style="italic" officeooo:rsid="002e0bc8" style:font-style-asian="italic" style:font-style-complex="italic"/>
    </style:style>
    <style:style style:name="T11" style:family="text">
      <style:text-properties fo:color="#ff0000" officeooo:rsid="002e0bc8"/>
    </style:style>
    <style:style style:name="T12" style:family="text">
      <style:text-properties fo:color="#ff0000" officeooo:rsid="00249dfd"/>
    </style:style>
    <style:style style:name="T13" style:family="text">
      <style:text-properties fo:color="#ff0000" officeooo:rsid="0039e25a"/>
    </style:style>
    <style:style style:name="T14" style:family="text">
      <style:text-properties fo:color="#ff0000" officeooo:rsid="003ed813"/>
    </style:style>
    <style:style style:name="T15" style:family="text">
      <style:text-properties fo:color="#ff0000" officeooo:rsid="003f81e5"/>
    </style:style>
    <style:style style:name="T16" style:family="text">
      <style:text-properties fo:color="#ff0000" officeooo:rsid="0052f3b9"/>
    </style:style>
    <style:style style:name="T17" style:family="text">
      <style:text-properties fo:color="#ff0000" officeooo:rsid="0057219d"/>
    </style:style>
    <style:style style:name="T18" style:family="text">
      <style:text-properties officeooo:rsid="0039e25a"/>
    </style:style>
    <style:style style:name="T19" style:family="text">
      <style:text-properties officeooo:rsid="00409876"/>
    </style:style>
    <style:style style:name="T20" style:family="text">
      <style:text-properties officeooo:rsid="0048a9de"/>
    </style:style>
    <style:style style:name="T21" style:family="text">
      <style:text-properties officeooo:rsid="004aa670"/>
    </style:style>
    <style:style style:name="T22" style:family="text">
      <style:text-properties officeooo:rsid="004b8c26"/>
    </style:style>
    <style:style style:name="T23" style:family="text">
      <style:text-properties officeooo:rsid="004d10cc"/>
    </style:style>
    <style:style style:name="T24" style:family="text">
      <style:text-properties officeooo:rsid="004f2b30"/>
    </style:style>
    <style:style style:name="T25" style:family="text">
      <style:text-properties officeooo:rsid="00521cf9"/>
    </style:style>
    <style:style style:name="T26" style:family="text">
      <style:text-properties officeooo:rsid="0055fae1"/>
    </style:style>
    <style:style style:name="T27" style:family="text">
      <style:text-properties officeooo:rsid="0057219d"/>
    </style:style>
    <style:style style:name="T2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9" style:family="text">
      <style:text-properties officeooo:rsid="005b5832"/>
    </style:style>
    <style:style style:name="T30" style:family="text">
      <style:text-properties officeooo:rsid="006468da"/>
    </style:style>
    <style:style style:name="T31" style:family="text">
      <style:text-properties officeooo:rsid="00676668"/>
    </style:style>
    <style:style style:name="T32" style:family="text">
      <style:text-properties officeooo:rsid="006c218a"/>
    </style:style>
    <style:style style:name="T33" style:family="text">
      <style:text-properties officeooo:rsid="00746cb7"/>
    </style:style>
    <style:style style:name="T34" style:family="text">
      <style:text-properties officeooo:rsid="007482f2"/>
    </style:style>
    <style:style style:name="T35" style:family="text">
      <style:text-properties officeooo:rsid="00791b5b"/>
    </style:style>
    <style:style style:name="T36" style:family="text">
      <style:text-properties officeooo:rsid="00792f68"/>
    </style:style>
    <style:style style:name="T37" style:family="text">
      <style:text-properties officeooo:rsid="007c71ff"/>
    </style:style>
    <style:style style:name="T38" style:family="text">
      <style:text-properties officeooo:rsid="007d4cb3"/>
    </style:style>
    <style:style style:name="T39" style:family="text">
      <style:text-properties officeooo:rsid="0080a358"/>
    </style:style>
    <style:style style:name="T40" style:family="text">
      <style:text-properties style:use-window-font-color="true" style:font-name="DejaVu Sans Light" fo:font-size="12pt" style:text-underline-style="none" style:font-size-asian="10.5pt" style:font-size-complex="12pt"/>
    </style:style>
    <style:style style:name="T41" style:family="text">
      <style:text-properties style:use-window-font-color="true" style:font-name="DejaVu Sans Light" fo:font-size="12pt" style:text-underline-style="none" officeooo:rsid="00838cd0" style:font-size-asian="10.5pt" style:font-size-complex="12pt"/>
    </style:style>
    <style:style style:name="T42" style:family="text">
      <style:text-properties style:use-window-font-color="true" style:font-name="DejaVu Sans Light" fo:font-size="12pt" style:text-underline-style="none" officeooo:rsid="0084f535" style:font-size-asian="10.5pt" style:font-size-complex="12pt"/>
    </style:style>
    <style:style style:name="T43" style:family="text">
      <style:text-properties style:use-window-font-color="true" style:font-name="DejaVu Sans Light" fo:font-size="12pt" style:text-underline-style="none" officeooo:rsid="0085feb2" style:font-size-asian="10.5pt" style:font-size-complex="12pt"/>
    </style:style>
    <style:style style:name="T44" style:family="text">
      <style:text-properties style:use-window-font-color="true" style:font-name="DejaVu Sans Light" fo:font-size="12pt" style:text-underline-style="none" officeooo:rsid="00861f61" style:font-size-asian="10.5pt" style:font-size-complex="12pt"/>
    </style:style>
    <style:style style:name="T45" style:family="text">
      <style:text-properties style:use-window-font-color="true" style:font-name="DejaVu Sans Light" fo:font-size="12pt" style:text-underline-style="none" officeooo:rsid="00964635" style:font-size-asian="10.5pt" style:font-size-complex="12pt"/>
    </style:style>
    <style:style style:name="T46" style:family="text">
      <style:text-properties fo:color="#00cc00" style:font-name="DejaVu Sans Light" fo:font-size="12pt" style:text-underline-style="none" fo:font-weight="normal" style:font-size-asian="10.5pt" style:font-weight-asian="normal" style:font-size-complex="12pt" style:font-weight-complex="normal"/>
    </style:style>
    <style:style style:name="T47" style:family="text">
      <style:text-properties fo:color="#00cc00" style:font-name="DejaVu Sans Light" fo:font-size="12pt" style:text-underline-style="none" fo:font-weight="normal" officeooo:rsid="0085feb2" style:font-size-asian="10.5pt" style:font-weight-asian="normal" style:font-size-complex="12pt" style:font-weight-complex="normal"/>
    </style:style>
    <style:style style:name="T48" style:family="text">
      <style:text-properties fo:color="#00cc00" style:font-name="DejaVu Sans Light" fo:font-size="12pt" style:text-underline-style="none" fo:font-weight="normal" officeooo:rsid="0085cf1a" style:font-size-asian="10.5pt" style:font-weight-asian="normal" style:font-size-complex="12pt" style:font-weight-complex="normal"/>
    </style:style>
    <style:style style:name="T49" style:family="text">
      <style:text-properties officeooo:rsid="00870e6c"/>
    </style:style>
    <style:style style:name="T50" style:family="text">
      <style:text-properties officeooo:rsid="008c1e63"/>
    </style:style>
    <style:style style:name="T51" style:family="text">
      <style:text-properties officeooo:rsid="00935809"/>
    </style:style>
    <style:style style:name="T52" style:family="text">
      <style:text-properties officeooo:rsid="00958ba6"/>
    </style:style>
    <style:style style:name="T53" style:family="text">
      <style:text-properties officeooo:rsid="00971010"/>
    </style:style>
    <style:style style:name="T54" style:family="text">
      <style:text-properties officeooo:rsid="00974e90"/>
    </style:style>
    <style:style style:name="T55" style:family="text">
      <style:text-properties officeooo:rsid="009b8e95"/>
    </style:style>
    <style:style style:name="T56" style:family="text">
      <style:text-properties officeooo:rsid="009cf429"/>
    </style:style>
    <style:style style:name="T57" style:family="text">
      <style:text-properties officeooo:rsid="00a38776"/>
    </style:style>
    <style:style style:name="T58" style:family="text">
      <style:text-properties officeooo:rsid="00a4e62f"/>
    </style:style>
    <style:style style:name="T59" style:family="text">
      <style:text-properties officeooo:rsid="00a78c25"/>
    </style:style>
    <style:style style:name="T60" style:family="text">
      <style:text-properties officeooo:rsid="00a928a2"/>
    </style:style>
    <style:style style:name="T61" style:family="text">
      <style:text-properties officeooo:rsid="00a986b3"/>
    </style:style>
    <style:style style:name="T62" style:family="text">
      <style:text-properties fo:font-size="16pt" style:text-underline-style="solid" style:text-underline-width="auto" style:text-underline-color="font-color" officeooo:rsid="001568bb"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SA</text:p>
      <text:p text:style-name="P3"/>
      <text:p text:style-name="P4">Le chiffrement RSA est un algorithme de cryptographie asymétrique.Il est notamment utilisé pour échanger des données sur internet. </text:p>
      <text:p text:style-name="P4"/>
      <text:p text:style-name="P1">Fonctionnement général</text:p>
      <text:p text:style-name="P4"/>
      <text:p text:style-name="P4"><text:span text:style-name="T7">Asymétrique </text:span>: il utilise une paire de clé (nombres entiers) composée d’une clé publique – pour chiffrer – et d’une clé privée – pour déchiffrer – <text:span text:style-name="T1">des données confidentielles.</text:span></text:p>
      <text:p text:style-name="P4"/>
      <text:p text:style-name="P5"><text:tab/>Ainsi, Alice rend sa clé publique accessible pour recevoir des données d’autres personnes, telles que Bob, afin de chiffrer les données. Sa clé privée est, quant à elle, gardée secrète et sera utilisée pour déchiffrer les données. <text:span text:style-name="T2">Cette même clé privée peut être utilisée pour signer les données qu’elle envoie (et dans ce cas, la clé publique permettra à n’importe qui de vérifier la signature). Il doit être « calculatoirement impossible » <text:s/>de déchiffrer à partir de la clé publique, ie, de reconstituer la clé privée à partir de la clé publique.</text:span></text:p>
      <text:p text:style-name="P5"/>
      <text:p text:style-name="P6"><text:tab/>Le chiffrement est basé sur la <text:span text:style-name="T3">congruence des entiers</text:span> : on s’intéresse au module (le reste des divisions euclidiennes) ; <text:span text:style-name="T8">et sur le <text:s/></text:span><text:span text:style-name="T4">petit théorème de Fermat</text:span><text:span text:style-name="T8"> (</text:span><text:span text:style-name="T12">soient p un nombre premier, a un nombre entier non divisible par p ; alors a^(p-1) – 1 est un multiple de p ou a^(p-1) – 1 est équivalent à 0 mod p</text:span><text:span text:style-name="T8">) afin d’obtenir des fonctions à sens unique (qui sont faciles à calculer mais très difficiles à inverser).</text:span></text:p>
      <text:p text:style-name="P7">La clé secrète est la décomposition d’un grand nombre entier, souvent de plusieurs centaines de chiffres. <text:span text:style-name="T9">On peut utiliser</text:span><text:span text:style-name="T5"> la factorisation d’un entier</text:span><text:span text:style-name="T9"> </text:span><text:span text:style-name="T10">par exemple</text:span><text:span text:style-name="T11"> : Soient p et q deux entiers connus, il est facile de calculer x = pq, mais bien plus compliqué de trouver p et q en ne connaissant que x.</text:span></text:p>
      <text:p text:style-name="P40"/>
      <text:p text:style-name="P8">De manière générale, <text:span text:style-name="T18">tous les calculs de clé se font modulo un nombre entier n qui est le produit de deux nombres premiers. Les messages clairs et chiffrés sont des entiers inférieurs à l’entier n. Les opérations de chiffrement et de <text:s/>déchiffrement, quant à elles, consistent à élever le message à une certaine puissance modulo n (</text:span><text:span text:style-name="T13">soient b une base, e un exposant et m un entier, on peut calculer c tel quel : c est équivalent à b^e (mod m). </text:span><text:span text:style-name="T14">Si b, e et m sont positifs ou nuls et b &lt; m, </text:span><text:span text:style-name="T15">il existe une unique solution c telle que 0 ≤ c ≤ m</text:span><text:span text:style-name="T18">).</text:span></text:p>
      <text:p text:style-name="P8"/>
      <text:p text:style-name="P9">En plus des principes mathématiques, il faut prendre en compte les éléments primordiaux de la sécurité : il ne faut ABSOLUMENT pas pouvoir récupérer une clé privée à partir d’une clé publique →<text:span text:style-name="T19"> procédé aléatoire. De plus, les données chiffrées ne doivent pas être trop courtes, afin d’avoir un déchiffrement avec un calcul modulaire. On peut compléter avec l’Optimal Asymmetric Encryption Padding (</text:span><text:a xlink:type="simple" xlink:href="https://fr.wikipedia.org/wiki/Optimal_Asymmetric_Encryption_Padding" text:style-name="Internet_20_link" text:visited-style-name="Visited_20_Internet_20_Link"><text:span text:style-name="T19">https://fr.wikipedia.org/wiki/Optimal_Asymmetric_Encryption_Padding</text:span></text:a><text:span text:style-name="T19">).</text:span></text:p>
      <text:p text:style-name="P9"/>
      <text:p text:style-name="P11">Création des clés</text:p>
      <text:p text:style-name="P10"/>
      <text:p text:style-name="P14">Les clés seront générées par un serveur et non par Alice ici. Mais il subsiste un problème : il faut que Bob soit sûr que la clé est bien celle d’Alice <text:span text:style-name="T21">(n’est pas réglé par le chiffrement)</text:span>. <text:span text:style-name="T20">Le renouvellement des clés n’intervient que si la clé </text:span><text:soft-page-break/><text:span text:style-name="T20">privée est compromise OU après un certain temps (plusieurs années), par précaution. </text:span></text:p>
      <text:p text:style-name="P15"/>
      <text:p text:style-name="P15">Algorithme :</text:p>
      <text:p text:style-name="P15">1. Soient p et q deux nombres <text:span text:style-name="T22">premiers</text:span> que l’on choisit, <text:span text:style-name="T23">distincts.</text:span></text:p>
      <text:p text:style-name="P16">2. Soit n un nombre tel que n = p*q <text:span text:style-name="T24">(appelé module de chiffrement).</text:span></text:p>
      <text:p text:style-name="P17">3. Calcul de l’indicatrice d’Euler : <text:span text:style-name="T25">IE(</text:span>n<text:span text:style-name="T25">)</text:span> = (p-1)*(q-1). <text:span text:style-name="T16">L’indicatrice d’Euler est le nombre de nombres premiers de 1 à n. Par exemple, IE(8) = 4 (1,3,5,7).</text:span></text:p>
      <text:p text:style-name="P18">4. On choisit un entier naturel e, premier avec EI(n) et avec e &lt; EI(n) <text:span text:style-name="T26">(appelé exposant de chiffrement).</text:span></text:p>
      <text:p text:style-name="P19">5. Calculer l’entier naturel d, inverse de e modulo EI(n), avec d &lt; EI(n) <text:span text:style-name="T27">(appelé exposant de déchiffrement). On peut utiliser l’algorithme d’Euclide étendu (</text:span><text:a xlink:type="simple" xlink:href="https://fr.wikipedia.org/wiki/Algorithme_d%27Euclide_étendu" text:style-name="Internet_20_link" text:visited-style-name="Visited_20_Internet_20_Link"><text:span text:style-name="T27">https://fr.wikipedia.org/wiki/Algorithme_d%27Euclide_%C3%A9tendu</text:span></text:a><text:span text:style-name="T27">) : i</text:span><text:span text:style-name="T17">l existe deux entiers d et k tels que e*d + k*EI(n) = 1, donc e*d est équivalent à 1 mod EI(n), et donc que e est bien inversible modulo EI(n).</text:span></text:p>
      <text:p text:style-name="P41"/>
      <text:p text:style-name="P20">Le couple (n,e) est la clé <text:span text:style-name="T28">publique</text:span> du chiffrement, <text:span text:style-name="T29">alors que le nombre d est sa clé privée. Le déchiffrement ne demande que la clé privée d et l’entier n, connu par la clé publique.</text:span></text:p>
      <text:p text:style-name="P20"/>
      <text:p text:style-name="P27">AUTRE EXPLICATION :</text:p>
      <text:p text:style-name="P27"/>
      <text:p text:style-name="P28">1. On choisit deux nombres premiers p et q (par exemple p = 53, <text:span text:style-name="T35">q</text:span> = 97, <text:span text:style-name="T38">dans la vraie vie, on prendrait des nombres premiers avec des centaines de chiffres</text:span>).</text:p>
      <text:p text:style-name="P29">2. Soit N tel que N = p * q, <text:span text:style-name="T36">donc ici N = 53 * 97 = 5141</text:span></text:p>
      <text:p text:style-name="P30">3. On pose l’indicatrice d’Euler M = (p-1) * (q-1). Ici M = (53-1)*(97-1) = 4992</text:p>
      <text:p text:style-name="P31">4. Pour créer la clé publique, on choisit un nombre C qui est premier avec M. Ici, on prend C = 7 (on pourrait prendre autre chose) et on a bien PGCD(4992,7)=1.<text:line-break/><text:line-break/><text:span text:style-name="T37">Notre clé publique est donc composée de (N,C). Donc ici N = 5141 et C = 7</text:span></text:p>
      <text:p text:style-name="P31"/>
      <text:p text:style-name="P32">5. <text:span text:style-name="T39">On va calculer un nombre U à partir de C et M. Bézout montre que deux nombres a et b sont premiers entre eux ssi il existe des solutions u et v telles que a*u + b*v = 1. On va donc chercher U (la valeur de V ne servira pas).</text:span></text:p>
      <text:p text:style-name="P34">On commence par installer la bibliothèque GMP, <text:span text:style-name="T49">Puis il faut écrire le code que j’ai trouvé en Annexe. Il installe Bézout en plus.</text:span></text:p>
      <text:p text:style-name="P38">Pour utiliser le programme, il faut taper : <text:span text:style-name="T3">./bezout -</text:span><text:span text:style-name="T6">rsa</text:span><text:span text:style-name="T3"> C M</text:span> <text:span text:style-name="T50">(donc ici ./bezout -rsa 7 4992, ce qui donne : 4279).</text:span></text:p>
      <text:p text:style-name="P38"/>
      <text:p text:style-name="P47">Donc en résumé, clé publique : <text:span text:style-name="T53">(</text:span>5141,<text:span text:style-name="T53">7)</text:span> et clé privée : <text:span text:style-name="T57">(</text:span>4279, <text:span text:style-name="T57">5141)</text:span>.</text:p>
      <text:p text:style-name="P47"/>
      <text:p text:style-name="P64">Le chiffrage</text:p>
      <text:p text:style-name="P48"/>
      <text:p text:style-name="P49">Déjà, il nous faut des <text:span text:style-name="T51">nombres à la place des caractères. O</text:span>n a deux méthodes possibles, on choisira celle qui remplace chaque caractère par son équivalent en code ASCII afin de couvrir toutes les possibilités.</text:p>
      <text:p text:style-name="P50">Pour chiffrer, on va utiliser des puissances et modulo de grands nombres, pour nous aider, on peut installer le programme donné en annexe B.</text:p>
      <text:p text:style-name="P50"/>
      <text:p text:style-name="P54"><text:soft-page-break/>Etape 1 : Bob veut envoyer un message à Alice, il va donc chercher, dans l’annuaire, <text:span text:style-name="T54">la clé publique d’Alice. (par exemple ici : clé d’Alice = (5141,7)</text:span></text:p>
      <text:p text:style-name="P55">Etape 2 : On remplace les caractères du message par leur équivalent en code ASCII.</text:p>
      <text:p text:style-name="P56">Etape 3 : On enlève chaque nombre ASCII (caractère) à la puissance C de la clé publique (ici 7 donc). <text:span text:style-name="T55">(exemple : je veux envoyer « B », B=&gt; 66 (ASCII) =&gt; 66⁷)</text:span></text:p>
      <text:p text:style-name="P63">Le logiciel fera le calcul, donc pas besoin de le faire, c’est juste à titre d’information !</text:p>
      <text:p text:style-name="P57">Etape 4 : Le modulo. <text:span text:style-name="T56">On calcule le modulo de chaque nombre avec le N de la clé publique. Dans notre exemple : B=&gt;66=&gt;66⁷=&gt; 66⁷ mod(5141) = 386. Pour obtenir la valeur avec le programme on écrirait : ./calculs_RSA 66 7 5141.</text:span></text:p>
      <text:p text:style-name="P57"/>
      <text:p text:style-name="P65">Le déchiffrage</text:p>
      <text:p text:style-name="P58"/>
      <text:p text:style-name="P59">On a donc Alice qui vient de recevoir le message 386 de Bob. <text:span text:style-name="T58">Le déchiffrage se fait de la même manière : deux calculs et un remplacement.</text:span></text:p>
      <text:p text:style-name="P60">Etape 1 : On élève à la puissance <text:span text:style-name="T59">U</text:span> le nombre. Donc ici 386 =&gt; 386^4279.</text:p>
      <text:p text:style-name="P61">Etape 2 : On applique le modulo <text:span text:style-name="T61">N </text:span>sur le nouveau nombre obtenu : 386^4279 =&gt; 386^4276 mod(5141) <text:span text:style-name="T60">= 66.</text:span></text:p>
      <text:p text:style-name="P62">Etape 3 : On remplace le nombre obtenu par son équivalent dans la table ASCII. 66 =&gt; B.</text:p>
      <text:p text:style-name="P20"/>
      <text:p text:style-name="P12">L’attaque de l’homme du milieu</text:p>
      <text:p text:style-name="P25"/>
      <text:p text:style-name="P25">En plus d’Alice et Bob, on ajoute un nouvel arrivant : l’espion. <text:span text:style-name="T32">Il va se placer entre Bob et Alice. Il récupère la clé publique d’Alice dans l’annuaire puis s’arrange pour que Bob obtienne sa clé publique au lieu de celle d’Alice. Bob va donc chiffrer le message avec la clé publique de l’espion et l’envoyer. L’espion intercepte alors le message et le déchiffre grâce à sa propre clé privée. Une fois le message lu, il peut le chiffrer de nouveau avec la clé publique d’Alice et l’envoyer à Alice, il passe alors inaperçu.</text:span></text:p>
      <text:p text:style-name="P20"/>
      <text:p text:style-name="P13">Compléments</text:p>
      <text:p text:style-name="P23"/>
      <text:p text:style-name="P22">- La clé publique est visible par tout le monde dans un annuaire qui associe la personne avec sa clé</text:p>
      <text:p text:style-name="P22">- <text:span text:style-name="T30">Procédure d’envoi d’un message de Bob vers Alice : Bob va dans l’annuaire pour récupérer la clé publique d’Alice. Une fois possédée, il chiffre le message puis l’envoi.</text:span></text:p>
      <text:p text:style-name="P20"/>
      <text:p text:style-name="P66">SOURCES</text:p>
      <text:p text:style-name="P21"/>
      <text:p text:style-name="P21">Wikipédia : <text:a xlink:type="simple" xlink:href="https://fr.wikipedia.org/wiki/Chiffrement_RSA#Fonctionnement_général" text:style-name="Internet_20_link" text:visited-style-name="Visited_20_Internet_20_Link">https://fr.wikipedia.org/wiki/Chiffrement_RSA#Fonctionnement_g%C3%A9n%C3%A9ral</text:a></text:p>
      <text:p text:style-name="P24">Informations sur les attaques : <text:a xlink:type="simple" xlink:href="https://fr.wikipedia.org/wiki/Chiffrement_RSA#Attaques" text:style-name="Internet_20_link" text:visited-style-name="Visited_20_Internet_20_Link">https://fr.wikipedia.org/wiki/Chiffrement_RSA#Attaques</text:a></text:p>
      <text:p text:style-name="P26">Openclassroom : <text:a xlink:type="simple" xlink:href="https://openclassrooms.com/courses/la-cryptographie-asymetrique-rsa/rsa-qu-est-ce-donc" text:style-name="Internet_20_link" text:visited-style-name="Visited_20_Internet_20_Link"><text:span text:style-name="T33">https://openclassrooms.com/courses/la-cryptographie-asymetrique-rsa/rsa-qu-est-ce-donc</text:span></text:a><text:span text:style-name="T33"> </text:span></text:p>
      <text:p text:style-name="P33">Bibliothèque GMP : <text:a xlink:type="simple" xlink:href="https://gmplib.org/" text:style-name="Internet_20_link" text:visited-style-name="Visited_20_Internet_20_Link">https://gmplib.org/</text:a> </text:p>
      <text:p text:style-name="P39">Table ASCII : <text:a xlink:type="simple" xlink:href="http://www.asciitable.com/" text:style-name="Internet_20_link" text:visited-style-name="Visited_20_Internet_20_Link">http://www.asciitable.com/</text:a> </text:p>
      <text:p text:style-name="P33"><text:soft-page-break/></text:p>
      <text:p text:style-name="P67">ANNEXE A</text:p>
      <text:p text:style-name="P35"/>
      <text:p text:style-name="P35">cd ~</text:p>
      <text:p text:style-name="P35">mkdir RSA</text:p>
      <text:p text:style-name="P35">cd RSA</text:p>
      <text:p text:style-name="P42"><text:span text:style-name="T41">wget </text:span><text:bookmark text:name="r-1362884"/><text:a xlink:type="simple" xlink:href="http://ftp.sunet.se/pub/gnu/gmp/gmp-4.2.2.tar.gz" text:style-name="Internet_20_link" text:visited-style-name="Visited_20_Internet_20_Link">http://ftp.sunet.se/pub/gnu/gmp/gmp-4.2.2.tar.gz</text:a></text:p>
      <text:p text:style-name="P44"><text:span text:style-name="T40">tar xvf gmp-4.2.2.tar.gz<text:tab/><text:tab/><text:tab/><text:tab/></text:span><text:span text:style-name="T46">//</text:span><text:span text:style-name="T48">Il manque peut être le trait à xvf</text:span></text:p>
      <text:p text:style-name="P35">cd gmp-4.2.2</text:p>
      <text:p text:style-name="P44"><text:span text:style-name="T40">./</text:span><text:span text:style-name="T42">configure –-enable-cxx</text:span></text:p>
      <text:p text:style-name="P36">make</text:p>
      <text:p text:style-name="P36">make check</text:p>
      <text:p text:style-name="P36">sudo make install</text:p>
      <text:p text:style-name="P36">cd ..</text:p>
      <text:p text:style-name="P45"><text:span text:style-name="T40">rm gmp-4.2.2 gmp-4.2.2.tar.gz<text:tab/><text:tab/></text:span><text:span text:style-name="T46">//</text:span><text:span text:style-name="T47">Manque le -r pour récursif peut être</text:span></text:p>
      <text:p text:style-name="P46"><text:span text:style-name="T43">c</text:span><text:span text:style-name="T40">d /usr/lib/</text:span></text:p>
      <text:p text:style-name="P37">sudo ln -s /usr/local/lib/libgmpxx.so.4 libgmpxx.so.4</text:p>
      <text:p text:style-name="P37">cd ~/RSA</text:p>
      <text:p text:style-name="P43"><text:span text:style-name="T44">wget </text:span><text:bookmark text:name="r-13628841"/><text:span text:style-name="T40">http://tuxweb79.free.fr/Bezout_linux.zip</text:span></text:p>
      <text:p text:style-name="P37">unzip Bezout_linux.zip</text:p>
      <text:p text:style-name="P37">cd Bezout</text:p>
      <text:p text:style-name="P37">make</text:p>
      <text:p text:style-name="P37">chmod +x bezou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8"><text:soft-page-break/>ANNEXE B</text:p>
      <text:p text:style-name="P52"/>
      <text:p text:style-name="P53">cd ~</text:p>
      <text:p text:style-name="P53">mkdir RSA</text:p>
      <text:p text:style-name="P53">cd RSA</text:p>
      <text:p text:style-name="P69"><text:span text:style-name="T45">wget </text:span><text:bookmark text:name="r-1362956"/><text:a xlink:type="simple" xlink:href="http://tuxweb79.free.fr/Calculs_RSA_linux.zip" text:style-name="Internet_20_link" text:visited-style-name="Visited_20_Internet_20_Link">http://tuxweb79.free.fr/Calculs_RSA_linux.zip</text:a></text:p>
      <text:p text:style-name="P70"><text:span text:style-name="T40">unzip Calculs_RSA_linux.zip</text:span></text:p>
      <text:p text:style-name="P70"><text:span text:style-name="T40">cd Calculs_RSA</text:span></text:p>
      <text:p text:style-name="P70"><text:span text:style-name="T40">make</text:span></text:p>
      <text:p text:style-name="P70"><text:span text:style-name="T40">chmod +x calculs_RSA</text:spa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6:22:34.869783970</meta:creation-date>
    <dc:date>2018-02-01T19:33:30.132860455</dc:date>
    <meta:editing-duration>PT3H2M7S</meta:editing-duration>
    <meta:editing-cycles>161</meta:editing-cycles>
    <meta:generator>LibreOffice/5.1.6.2$Linux_X86_64 LibreOffice_project/10m0$Build-2</meta:generator>
    <meta:document-statistic meta:table-count="0" meta:image-count="0" meta:object-count="0" meta:page-count="5" meta:paragraph-count="81" meta:word-count="1428" meta:character-count="8267" meta:non-whitespace-character-count="6904"/>
  </office:meta>
</office:document-meta>
</file>